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style:style>
    <style:style style:name="T2" style:parent-style-name="Domyślnaczcionkaakapitu" style:family="text">
      <style:text-properties fo:font-weight="bold" style:font-weight-asian="bold" style:font-weight-complex="bold"/>
    </style:style>
    <style:style style:name="T3" style:parent-style-name="Domyślnaczcionkaakapitu" style:family="text">
      <style:text-properties fo:font-weight="bold" style:font-weight-asian="bold" style:font-weight-complex="bold"/>
    </style:style>
    <style:style style:name="T4" style:parent-style-name="Domyślnaczcionkaakapitu" style:family="text">
      <style:text-properties fo:font-weight="bold" style:font-weight-asian="bold" style:font-weight-complex="bold"/>
    </style:style>
    <style:style style:name="T5" style:parent-style-name="Domyślnaczcionkaakapitu" style:family="text">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P12" style:parent-style-name="Standard" style:family="paragraph">
      <style:text-properties fo:font-weight="bold" style:font-weight-asian="bold" style:font-weight-complex="bold" fo:font-size="24pt" style:font-size-asian="24pt" style:font-size-complex="24pt"/>
    </style:style>
    <style:style style:name="P13" style:parent-style-name="Standard" style:family="paragraph">
      <style:text-properties fo:font-weight="bold" style:font-weight-asian="bold" style:font-weight-complex="bold" fo:font-size="24pt" style:font-size-asian="24pt" style:font-size-complex="24pt"/>
    </style:style>
    <style:style style:name="P14" style:parent-style-name="Standard" style:family="paragraph">
      <style:text-properties fo:font-weight="bold" style:font-weight-asian="bold" style:font-weight-complex="bold" fo:font-size="24pt" style:font-size-asian="24pt" style:font-size-complex="24pt" fo:language="pl" fo:country="PL"/>
    </style:style>
    <style:style style:name="P15" style:parent-style-name="Standard" style:family="paragraph">
      <style:text-properties fo:language="pl" fo:country="PL"/>
    </style:style>
    <style:style style:name="P16" style:parent-style-name="Standard" style:family="paragraph">
      <style:text-properties fo:language="pl" fo:country="PL"/>
    </style:style>
    <style:style style:name="P17" style:parent-style-name="Standard" style:family="paragraph">
      <style:text-properties fo:language="pl" fo:country="PL"/>
    </style:style>
    <style:style style:name="P18" style:parent-style-name="Standard" style:family="paragraph">
      <style:text-properties fo:language="pl" fo:country="PL"/>
    </style:style>
    <style:style style:name="P19" style:parent-style-name="Standard" style:family="paragraph">
      <style:text-properties fo:language="pl" fo:country="PL"/>
    </style:style>
    <style:style style:name="P20" style:parent-style-name="Standard" style:family="paragraph">
      <style:text-properties fo:language="pl" fo:country="PL"/>
    </style:style>
    <style:style style:name="P21" style:parent-style-name="Standard" style:family="paragraph">
      <style:text-properties fo:language="pl" fo:country="PL"/>
    </style:style>
    <style:style style:name="P22" style:parent-style-name="Standard" style:family="paragraph">
      <style:text-properties fo:language="pl" fo:country="PL"/>
    </style:style>
    <style:style style:name="P23" style:parent-style-name="Standard" style:family="paragraph">
      <style:text-properties fo:language="pl" fo:country="PL"/>
    </style:style>
    <style:style style:name="P24" style:parent-style-name="Standard" style:family="paragraph">
      <style:text-properties fo:language="pl" fo:country="PL"/>
    </style:style>
    <style:style style:name="P25" style:parent-style-name="Standard" style:family="paragraph">
      <style:text-properties fo:language="pl" fo:country="PL"/>
    </style:style>
    <style:style style:name="P26" style:parent-style-name="Standard" style:family="paragraph">
      <style:text-properties fo:language="pl" fo:country="PL"/>
    </style:style>
    <style:style style:name="P27" style:parent-style-name="Standard" style:family="paragraph">
      <style:text-properties fo:language="pl" fo:country="PL"/>
    </style:style>
    <style:style style:name="P28" style:parent-style-name="Standard" style:family="paragraph">
      <style:text-properties fo:font-weight="bold" style:font-weight-asian="bold" style:font-weight-complex="bold" fo:font-size="24pt" style:font-size-asian="24pt" style:font-size-complex="24pt" fo:language="pl" fo:country="PL"/>
    </style:style>
    <style:style style:name="P29" style:parent-style-name="Standard" style:family="paragraph">
      <style:text-properties fo:language="pl" fo:country="PL"/>
    </style:style>
    <style:style style:name="P30" style:parent-style-name="Standard" style:family="paragraph">
      <style:text-properties fo:language="pl" fo:country="PL"/>
    </style:style>
    <style:style style:name="P31" style:parent-style-name="Standard" style:family="paragraph">
      <style:text-properties fo:language="pl" fo:country="PL"/>
    </style:style>
    <style:style style:name="P32" style:parent-style-name="Standard" style:family="paragraph">
      <style:text-properties fo:language="pl" fo:country="PL"/>
    </style:style>
    <style:style style:name="P33" style:parent-style-name="Standard" style:family="paragraph">
      <style:text-properties fo:language="pl" fo:country="PL"/>
    </style:style>
    <style:style style:name="P34" style:parent-style-name="Standard" style:family="paragraph">
      <style:text-properties fo:language="pl" fo:country="PL"/>
    </style:style>
    <style:style style:name="P35" style:parent-style-name="Standard" style:family="paragraph">
      <style:text-properties fo:language="pl" fo:country="PL"/>
    </style:style>
    <style:style style:name="P36" style:parent-style-name="Standard" style:family="paragraph">
      <style:text-properties fo:language="pl" fo:country="PL"/>
    </style:style>
    <style:style style:name="P37" style:parent-style-name="Standard" style:family="paragraph">
      <style:text-properties fo:language="pl" fo:country="PL"/>
    </style:style>
    <style:style style:name="P38" style:parent-style-name="Standard" style:family="paragraph">
      <style:text-properties fo:language="pl" fo:country="PL"/>
    </style:style>
    <style:style style:name="P39" style:parent-style-name="Standard" style:family="paragraph">
      <style:text-properties fo:language="pl" fo:country="PL"/>
    </style:style>
    <style:style style:name="P40" style:parent-style-name="Standard" style:family="paragraph">
      <style:text-properties fo:language="pl" fo:country="PL"/>
    </style:style>
    <style:style style:name="P41" style:parent-style-name="Standard" style:family="paragraph">
      <style:text-properties fo:language="pl" fo:country="PL"/>
    </style:style>
    <style:style style:name="P42" style:parent-style-name="Standard" style:family="paragraph">
      <style:text-properties fo:language="pl" fo:country="PL"/>
    </style:style>
    <style:style style:name="P43" style:parent-style-name="Standard" style:family="paragraph">
      <style:text-properties fo:language="pl" fo:country="PL"/>
    </style:style>
    <style:style style:name="P44" style:parent-style-name="Standard" style:family="paragraph">
      <style:text-properties fo:language="pl" fo:country="PL"/>
    </style:style>
    <style:style style:name="P45" style:parent-style-name="Standard" style:family="paragraph">
      <style:text-properties fo:language="pl" fo:country="PL"/>
    </style:style>
    <style:style style:name="P46" style:parent-style-name="Standard" style:family="paragraph">
      <style:text-properties fo:language="pl" fo:country="PL"/>
    </style:style>
    <style:style style:name="P47" style:parent-style-name="Standard" style:family="paragraph">
      <style:text-properties fo:language="pl" fo:country="PL"/>
    </style:style>
    <style:style style:name="P48"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49" style:parent-style-name="Textbody" style:family="paragraph">
      <style:paragraph-properties fo:margin-bottom="0in" fo:line-height="135%"/>
      <style:text-properties fo:color="#000000" fo:font-size="11pt" style:font-size-asian="11pt" fo:language="pl" fo:country="PL"/>
    </style:style>
    <style:style style:name="P50" style:parent-style-name="Textbody" style:family="paragraph">
      <style:paragraph-properties fo:margin-bottom="0in" fo:line-height="135%"/>
      <style:text-properties fo:color="#000000" fo:font-size="11pt" style:font-size-asian="11pt" fo:language="pl" fo:country="PL"/>
    </style:style>
    <style:style style:name="P51" style:parent-style-name="Textbody" style:family="paragraph">
      <style:paragraph-properties fo:margin-bottom="0in" fo:line-height="135%"/>
      <style:text-properties fo:color="#000000" fo:font-size="11pt" style:font-size-asian="11pt" fo:language="pl" fo:country="PL"/>
    </style:style>
    <style:style style:name="P52" style:parent-style-name="Textbody" style:family="paragraph">
      <style:paragraph-properties fo:margin-bottom="0in" fo:line-height="135%"/>
      <style:text-properties fo:color="#000000" fo:font-size="11pt" style:font-size-asian="11pt" fo:language="pl" fo:country="PL"/>
    </style:style>
    <style:style style:name="P53" style:parent-style-name="Textbody" style:family="paragraph">
      <style:paragraph-properties fo:margin-bottom="0in" fo:line-height="135%"/>
      <style:text-properties fo:color="#000000" fo:font-size="11pt" style:font-size-asian="11pt" fo:language="pl" fo:country="PL"/>
    </style:style>
    <style:style style:name="P54" style:parent-style-name="Textbody" style:family="paragraph">
      <style:paragraph-properties fo:margin-bottom="0in" fo:line-height="135%"/>
      <style:text-properties fo:color="#000000" fo:font-size="11pt" style:font-size-asian="11pt" fo:language="pl" fo:country="PL"/>
    </style:style>
    <style:style style:name="P55" style:parent-style-name="Textbody" style:family="paragraph">
      <style:paragraph-properties fo:margin-bottom="0in" fo:line-height="135%"/>
      <style:text-properties fo:color="#000000" fo:font-size="11pt" style:font-size-asian="11pt" fo:language="pl" fo:country="PL"/>
    </style:style>
    <style:style style:name="P56" style:parent-style-name="Textbody" style:family="paragraph">
      <style:paragraph-properties fo:margin-bottom="0in" fo:line-height="135%"/>
      <style:text-properties fo:color="#000000" fo:font-size="11pt" style:font-size-asian="11pt" fo:language="pl" fo:country="PL"/>
    </style:style>
    <style:style style:name="P57" style:parent-style-name="Textbody" style:family="paragraph">
      <style:text-properties fo:language="pl" fo:country="PL"/>
    </style:style>
    <style:style style:name="P58" style:parent-style-name="Textbody" style:family="paragraph">
      <style:paragraph-properties fo:margin-bottom="0in" fo:line-height="135%"/>
      <style:text-properties fo:color="#000000" fo:font-size="11pt" style:font-size-asian="11pt" fo:language="pl" fo:country="PL"/>
    </style:style>
    <style:style style:name="P59" style:parent-style-name="Textbody" style:family="paragraph">
      <style:paragraph-properties fo:margin-bottom="0in" fo:line-height="135%"/>
      <style:text-properties fo:color="#000000" fo:font-size="11pt" style:font-size-asian="11pt" fo:language="pl" fo:country="PL"/>
    </style:style>
    <style:style style:name="P60" style:parent-style-name="Textbody" style:family="paragraph">
      <style:paragraph-properties fo:margin-bottom="0in" fo:line-height="135%"/>
      <style:text-properties fo:color="#000000" fo:font-size="11pt" style:font-size-asian="11pt" fo:language="pl" fo:country="PL"/>
    </style:style>
    <style:style style:name="P61" style:parent-style-name="Textbody" style:family="paragraph">
      <style:paragraph-properties fo:margin-bottom="0in" fo:line-height="135%"/>
      <style:text-properties fo:color="#000000" fo:font-size="11pt" style:font-size-asian="11pt" fo:language="pl" fo:country="PL"/>
    </style:style>
    <style:style style:name="P62" style:parent-style-name="Standard" style:family="paragraph">
      <style:paragraph-properties fo:line-height="135%"/>
      <style:text-properties fo:font-weight="bold" style:font-weight-asian="bold" style:font-weight-complex="bold" fo:color="#000000" fo:font-size="15pt" style:font-size-asian="15pt" style:font-size-complex="15pt" fo:language="pl" fo:country="PL"/>
    </style:style>
    <style:style style:name="P63" style:parent-style-name="Textbody" style:family="paragraph">
      <style:paragraph-properties fo:margin-bottom="0in" fo:line-height="135%"/>
      <style:text-properties fo:color="#000000" fo:font-size="11pt" style:font-size-asian="11pt" fo:language="pl" fo:country="PL"/>
    </style:style>
    <style:style style:name="P64" style:parent-style-name="Textbody" style:family="paragraph">
      <style:paragraph-properties fo:margin-bottom="0in" fo:line-height="135%"/>
      <style:text-properties fo:color="#000000" fo:font-size="11pt" style:font-size-asian="11pt" fo:language="pl" fo:country="PL"/>
    </style:style>
    <style:style style:name="P65" style:parent-style-name="Textbody" style:family="paragraph">
      <style:paragraph-properties fo:margin-bottom="0in" fo:line-height="135%"/>
      <style:text-properties fo:color="#000000" fo:font-size="11pt" style:font-size-asian="11pt" fo:language="pl" fo:country="PL"/>
    </style:style>
    <style:style style:name="P66" style:parent-style-name="Textbody" style:family="paragraph">
      <style:paragraph-properties fo:margin-bottom="0in" fo:line-height="135%"/>
      <style:text-properties fo:color="#000000" fo:font-size="11pt" style:font-size-asian="11pt" fo:language="pl" fo:country="PL"/>
    </style:style>
    <style:style style:name="P67" style:parent-style-name="Textbody" style:family="paragraph">
      <style:paragraph-properties fo:margin-bottom="0in" fo:line-height="135%"/>
      <style:text-properties fo:color="#000000" fo:font-size="11pt" style:font-size-asian="11pt" fo:language="pl" fo:country="PL"/>
    </style:style>
    <style:style style:name="P68" style:parent-style-name="Textbody" style:family="paragraph">
      <style:paragraph-properties fo:margin-bottom="0in" fo:line-height="135%"/>
      <style:text-properties fo:color="#000000" fo:font-size="11pt" style:font-size-asian="11pt" fo:language="pl" fo:country="PL"/>
    </style:style>
    <style:style style:name="P69" style:parent-style-name="Textbody" style:family="paragraph">
      <style:text-properties fo:language="pl" fo:country="PL"/>
    </style:style>
    <style:style style:name="P70"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71" style:parent-style-name="Textbody" style:family="paragraph">
      <style:paragraph-properties fo:margin-bottom="0in" fo:line-height="135%"/>
      <style:text-properties fo:color="#000000" fo:font-size="11pt" style:font-size-asian="11pt" fo:language="pl" fo:country="PL"/>
    </style:style>
    <style:style style:name="P72" style:parent-style-name="Textbody" style:family="paragraph">
      <style:paragraph-properties fo:margin-bottom="0in" fo:line-height="135%"/>
      <style:text-properties fo:color="#000000" fo:font-size="11pt" style:font-size-asian="11pt" fo:language="pl" fo:country="PL"/>
    </style:style>
    <style:style style:name="P73" style:parent-style-name="Textbody" style:family="paragraph">
      <style:paragraph-properties fo:margin-bottom="0in" fo:line-height="135%"/>
      <style:text-properties fo:color="#000000" fo:font-size="11pt" style:font-size-asian="11pt" fo:language="pl" fo:country="PL"/>
    </style:style>
    <style:style style:name="P74" style:parent-style-name="Textbody" style:family="paragraph">
      <style:paragraph-properties fo:margin-bottom="0in" fo:line-height="135%"/>
      <style:text-properties fo:color="#000000" fo:font-size="11pt" style:font-size-asian="11pt" fo:language="pl" fo:country="PL"/>
    </style:style>
    <style:style style:name="P75" style:parent-style-name="Textbody" style:family="paragraph">
      <style:paragraph-properties fo:margin-bottom="0in" fo:line-height="135%"/>
      <style:text-properties fo:color="#000000" fo:font-size="11pt" style:font-size-asian="11pt" fo:language="pl" fo:country="PL"/>
    </style:style>
    <style:style style:name="P76" style:parent-style-name="Textbody" style:family="paragraph">
      <style:paragraph-properties fo:margin-bottom="0in" fo:line-height="135%"/>
      <style:text-properties fo:color="#000000" fo:font-size="11pt" style:font-size-asian="11pt" fo:language="pl" fo:country="PL"/>
    </style:style>
    <style:style style:name="T77" style:parent-style-name="Domyślnaczcionkaakapitu" style:family="text">
      <style:text-properties fo:language="pl" fo:country="PL"/>
    </style:style>
  </office:automatic-styles>
  <office:body>
    <office:text text:use-soft-page-breaks="true">
      <text:p text:style-name="P1">BUGS</text:p>
      <text:p text:style-name="Standard">-vector movement doesn’t support camera movement</text:p>
      <text:p text:style-name="Standard">-60 FPS max</text:p>
      <text:p text:style-name="Standard">-random copies of letters in editable fields -When you release few buttons at once editable fucking loses its shit. Do: when one button is pressed, every [var] seconds letter is entered, but when another button is pressed, the previous ones are 100% blocked until release (like in notepad)</text:p>
      <text:p text:style-name="Standard"/>
      <text:p text:style-name="Standard"><text:span text:style-name="T2">SMART</text:span></text:p>
      <text:p text:style-name="Standard">-Remove ancestor::createButton method - it's useless.</text:p>
      <text:p text:style-name="Standard">-try unorganised_list for password-function connection in editableText module</text:p>
      <text:p text:style-name="Standard">-Divide drawing on cameras to threads</text:p>
      <text:p text:style-name="Standard"/>
      <text:p text:style-name="Standard"><text:span text:style-name="T3">TODO</text:span></text:p>
      <text:p text:style-name="Standard">-Variables and BasePointers types are changed to “value” and “pointer”.</text:p>
      <text:p text:style-name="Standard">-TEST WHAT YOU ALREADY HAVE<text:s/></text:p>
      <text:p text:style-name="Standard">-Implement special functions: adding, deleting,<text:s/></text:p>
      <text:p text:style-name="Standard">-Killing entities: set “deleted” variable to true, all events will ignore these entities, remove “deleted” entities after finishing current event instructions.</text:p>
      <text:p text:style-name="Standard">-Adding entities: push all new entities to a virtual stack, modify this virtual stack if needed and in the end push the virtual stack onto the real Objects stack.</text:p>
      <text:p text:style-name="Standard">-Implement dynamic adding and deleting objects and their modules.<text:s/></text:p>
      <text:p text:style-name="Standard">-Implement operation execution.</text:p>
      <text:p text:style-name="Standard">-Implement dynamic variables.</text:p>
      <text:p text:style-name="Standard">-When changing amount of objects, dereference selectedObject - addresses can change.</text:p>
      <text:p text:style-name="Standard">-Implement while loops and directives – add repetition and group flow management to if statements.</text:p>
      <text:p text:style-name="Standard">-Implement variable change detection and add it to triggers lookup table.</text:p>
      <text:p text:style-name="Standard">-Ignore deactivated events.</text:p>
      <text:p text:style-name="Standard">-Create new event system.</text:p>
      <text:p text:style-name="Standard">-Add mouse selection to if statement sources.</text:p>
      <text:p text:style-name="Standard">-Remove ALL remains of old event system.</text:p>
      <text:p text:style-name="Standard">-Add buffer to EditableText – during the editing process text field prints the buffer state, while the original, unchanged content is used in events.</text:p>
      <text:p text:style-name="Standard">-Move Linux and Windows .exe to different folders. Right now, after changing the system, you are forced to recompile the whole executable.</text:p>
      <text:p text:style-name="Standard">-Test: 50x50 big pixel screen, activate one pixels every 0.25s, 0.5s, 1s, 2s.</text:p>
      <text:p text:style-name="Standard">-Test: “paper, scissor, stone” – three groups of randomly moving objects, each kills objects from one other group.</text:p>
      <text:p text:style-name="Standard">-Create Goo Scripting Language</text:p>
      <text:p text:style-name="Standard">-Update realAreaOfScrolling.</text:p>
      <text:p text:style-name="Standard">-Editables should update its value in the beginning and on update of the connected variable</text:p>
      <text:p text:style-name="Standard">now it's just hard-wired in editor.</text:p>
      <text:p text:style-name="Standard">-Undo, redo.</text:p>
      <text:p text:style-name="Standard"/>
      <text:p text:style-name="Standard"/>
      <text:p text:style-name="Standard">-<text:span text:style-name="T4">MILESTONE</text:span>: you can configure every object visible on the map using OBJECT EDITOR (look up program_model.png)</text:p>
      <text:p text:style-name="Standard"/>
      <text:p text:style-name="Standard">- Pick up an object from TREE OF OBJECTS instead of only from the map to change edit window context; TREE OF OBJECTS is a file tree.</text:p>
      <text:p text:style-name="Standard">-Save and load projects.</text:p>
      <text:p text:style-name="Standard"/>
      <text:soft-page-break/>
      <text:p text:style-name="Standard">-<text:span text:style-name="T5">MILESTONE</text:span>: you can save current project (with all objects and configurations), load saved projects, create a new project</text:p>
      <text:p text:style-name="Standard"/>
      <text:p text:style-name="Standard">-Implement search bar for TREE OF OBJECTS</text:p>
      <text:p text:style-name="Standard">-IDK - Remove light bitmap and implement hsva color management instead of rgba</text:p>
      <text:p text:style-name="Standard">-Make editableTextModule edit eventModule</text:p>
      <text:p text:style-name="Standard">-Update drawing frames</text:p>
      <text:p text:style-name="Standard">-Add platforms that you can hop on from any directions</text:p>
      <text:p text:style-name="Standard">-Add Animation Module - animation creator (choosing sub-images from chosen image module, duration of each frame). Animation Module contains animation time, speed of animation, animation choreographics and currently used choreography (character is moving upwards, downwards, etc.)</text:p>
      <text:p text:style-name="Standard">-Add sound module</text:p>
      <text:p text:style-name="Standard">-Add image library: use getAllFilesNamesWithinFolder() with scaled images</text:p>
      <text:p text:style-name="Standard">-Movement: chain move (vector based move)</text:p>
      <text:p text:style-name="Standard">-Add horizontal dash move to movement</text:p>
      <text:p text:style-name="Standard">-Add friction from objects that are under moving objects</text:p>
      <text:p text:style-name="Standard">-Add bouncing from walls (balls in themselves or objects from other objects)</text:p>
      <text:p text:style-name="Standard">-Make balls act like balls (physics)</text:p>
      <text:p text:style-name="Standard">-Add vehicle like movement (use movement of particles)</text:p>
      <text:p text:style-name="Standard">-Add particles that imitate a campfire, fire and smoke (use a noise map)</text:p>
      <text:p text:style-name="Standard">-Add diagonal walking (going up or descending a ramp) and sliding off the ramp. Movement function asks for ground degree (rotation of an object) and rotates speed vector according to this degree (fast descending, slow ascending, because vertical speed translates to horizontal speed).</text:p>
      <text:p text:style-name="Standard">-To collision module add lines of hitmap, add to collisions cords of the center (center of rotating), add rotating objects (create vectors that come from center of the object to every point of hitmap, rotate these vectors and move previous points to new locations - use wektorki main)</text:p>
      <text:p text:style-name="Standard">-Add collisions with lines using intersection project.</text:p>
      <text:p text:style-name="Standard">-Allow moving objects to move other objects using vectors (rotating objects will have momentum vectors used only to move other objects).</text:p>
      <text:p text:style-name="Standard">-Add blur: takes color from few pixels and create brighter and darker squares with a little bit of alpha around the object; takes pixels from whole objects and uses avarage to blur an image; takes color from the closest sides of objects and fills the space between these two sides using avarage colors (ropes).</text:p>
      <text:p text:style-name="Standard">-Add object goes many objects (cutting images using lines and dividing object into few small objects)</text:p>
      <text:p text:style-name="Standard">-Add shape controler module: mainly used as hitboxes, can be used in vector graphics. There are two modes: draw by squares or draw normally. By pressing Q and LMB you create a point and the line from this point focuses on your mouse pointer. By clicking LMB again you create a new point with a line connecting both points. You can connect two existing points, but if there was a line, you don't create a new one. If you click RMB, the drawing is over, but if you click LMB on existing point, you can draw again from that point (or Q+LMB). By pressing shift you can draw horizontally, vertically and diagonally. If option „fill with color” is enable, the program fills with chosen color or colors only triangles</text:p>
      <text:p text:style-name="Standard">-Make transition/special effects module (old pixelated transition, star wars transition (moving wall changes one scene to another), blur, everything turns white or black, random pixels/lines missing, old television errors, convex screen)</text:p>
      <text:p text:style-name="Standard">-Inverse cinematics</text:p>
      <text:p text:style-name="Standard">-Fabric algorithm</text:p>
      <text:p text:style-name="Standard">-Depth maps</text:p>
      <text:p text:style-name="Standard">-Add filling imageModule full area with used image if isFilledWithCopies is true</text:p>
      <text:p text:style-name="P6"/>
      <text:p text:style-name="P7"/>
      <text:p text:style-name="P8"/>
      <text:p text:style-name="P9">OPTIMALIZATIONS</text:p>
      <text:p text:style-name="Standard">-(memory optimalization) Single Particles have only positions and Module have few vectors of randomized variables and single particles use them</text:p>
      <text:p text:style-name="Standard">-(performance optimalization) Add a vector that tells what objects have particles</text:p>
      <text:p text:style-name="Standard">-Add threads: one for moving and one for drawing particles</text:p>
      <text:p text:style-name="Standard"/>
      <text:p text:style-name="Standard"/>
      <text:p text:style-name="P10">IDEAS</text:p>
      <text:p text:style-name="Standard">-Mowing the grass (isometric, grass particles, vehicle movement, rocks, speedruns)</text:p>
      <text:p text:style-name="Standard">-Hentai snek</text:p>
      <text:p text:style-name="Standard">-Fishing + survival simulator (isometric) with breeding fishes, exploring caves, surviving on frozen lake</text:p>
      <text:p text:style-name="Standard">-Mario</text:p>
      <text:p text:style-name="Standard">-Pacman</text:p>
      <text:p text:style-name="Standard">-Galaxian</text:p>
      <text:p text:style-name="Standard">-Asteroids</text:p>
      <text:p text:style-name="Standard"/>
      <text:p text:style-name="P11"/>
      <text:p text:style-name="P12">ANCESTOR OBJECT</text:p>
      <text:p text:style-name="Standard">Father Object class - an omni potential object which is inherited by every other object class. By changing its parameters and modules you can transform it into any object you desire. Inspired by Ltspice.</text:p>
      <text:p text:style-name="Standard"/>
      <text:p text:style-name="Standard">Original (not removable) parameters:</text:p>
      <text:p text:style-name="Standard">- id</text:p>
      <text:p text:style-name="Standard">- coordinates</text:p>
      <text:p text:style-name="Standard">- size</text:p>
      <text:p text:style-name="Standard"/>
      <text:p text:style-name="Standard">Modules:</text:p>
      <text:p text:style-name="Standard">- variables: ints, double, strings</text:p>
      <text:p text:style-name="Standard">- shape controller: make/edit/move vertices and edges; use rotation, scaling, mirror, stretch; generate a square, circle, triangle;</text:p>
      <text:p text:style-name="Standard">- image controller: choose parts of an image and draw them according to center of the Object;</text:p>
      <text:p text:style-name="Standard">- hitboxes: you can draw lines or set hitboxes by size;</text:p>
      <text:p text:style-name="Standard">- actions: connect this object to another object via an id address and choose an action that triggers the connected object into another action, for ex. into changing modular parameters (parameters added to an object) and original parameters (not removable) of this object</text:p>
      <text:p text:style-name="Standard"/>
      <text:p text:style-name="Standard"/>
      <text:p text:style-name="P13">Engine</text:p>
      <text:p text:style-name="Standard">Engine can run created games in the same window as editor. You can make changes to the running game in real time. When you are saving the project, engine translates the structure of a game into EgmCode. When you are loading the game into the engine or into the Pocket Engine, the compilator translates EgmCode into data structure used to run the game.</text:p>
      <text:p text:style-name="Standard"/>
      <text:p text:style-name="Standard">When you boot the game, data is cloned to vectors and the program is operating on the clones.</text:p>
      <text:p text:style-name="Standard"/>
      <text:p text:style-name="Standard"/>
      <text:soft-page-break/>
      <text:p text:style-name="P14">Concept</text:p>
      <text:p text:style-name="P15">-zbuduj super prosty silnik/edytor do gier i programów (może z bloczkami?), który pozwala robić proste gry i programy bardzo bardzo szybko</text:p>
      <text:p text:style-name="P16">-dodaj możliwość pisania skryptów w c++ (kompilator tutaj potrzebny) lub w uproszczonej lub zjebanej wersji c++</text:p>
      <text:p text:style-name="P17">-dodaj generowanie proceduralne</text:p>
      <text:p text:style-name="P18">-dodaj suwaczki</text:p>
      <text:p text:style-name="P19">-zrób program lub skrypt, który pomaga bardzo szybko zrobić prostą grafikę i animację do gier (wybieranie palety kolorów, sposobu generowania: losowy, fraktalny, wykorzystujący jakiś obrazek(wrzucasz obrazek, mówisz co chcesz z niego wyciągnąć i program to wyciąga, albo generuje z obrazka różne proste grafiki lub animacje))</text:p>
      <text:p text:style-name="P20">-jest jeden edytor i może być kilka otwartych gier, gra nie może być zamknięta, gdy okno edytora jest aktywne</text:p>
      <text:p text:style-name="P21"/>
      <text:p text:style-name="P22"/>
      <text:p text:style-name="P23"/>
      <text:p text:style-name="P24"/>
      <text:p text:style-name="P25"/>
      <text:p text:style-name="P26"/>
      <text:p text:style-name="P27"/>
      <text:p text:style-name="P28">PLAN</text:p>
      <text:p text:style-name="P29">1) Zrób program A, który tworzy specjalny plik z zasobami do nowego programu B na podstawie inputu użytkownika (specjalny nieczytelny dla człowieka kod, np: liczby oddzielone średnikami, ciągi znaków). Ten specjalny plik programu B jest "kompilowany" przez program A lub program C (program A pozbawiony edytora) i uruchamiany jest program B, działający tylko przy asyście naszego standardu.</text:p>
      <text:p text:style-name="P30">2) Dodaj: proste obiekty z różnymi parametrami, tekst, przyciski.</text:p>
      <text:p text:style-name="P31">3) Dodaj wzorce projektowe (każdy ma ograniczony interfejs i strukturę tak, aby można było robić wybraną grę</text:p>
      <text:p text:style-name="P32">szybko i efektywnie, bez udziwnień):</text:p>
      <text:p text:style-name="P33">-platformówka (poruszanine się w czterech kierunkach z grawitacją);</text:p>
      <text:p text:style-name="P34">-tekstówka rpg (edytor tekstowy lub przyciski dialogowo-akcyjne)</text:p>
      <text:p text:style-name="P35">-space shooter (ciągłe poruszanie się w górę lub w prawo, manewrowanie i strzelanie, zero fizyki);</text:p>
      <text:p text:style-name="P36">-rpg (poruszanie się w czterech kierunkach bez grawitacji lub przy pomocy myszki, statyczne walki kilka postaci</text:p>
      <text:p text:style-name="P37">na kilka postaci);</text:p>
      <text:p text:style-name="P38">-strategia turowa (heros 3 albo king's bounty na antydepresantach) (poruszanie się myszką, walki turowe na szachownicy kwadratowej lub hexagonalnej);</text:p>
      <text:p text:style-name="P39"/>
      <text:p text:style-name="Standard">6) kilka warstw (menu, settings, game loop)</text:p>
      <text:p text:style-name="Standard"/>
      <text:p text:style-name="P40">x) zrób program A, który: umożliwia stworzenie aplikacji okienkowej B i wyeksportowanie jej do osobnego</text:p>
      <text:p text:style-name="P41">pliku exe (Na początku program A ma przetwarzać input użytkownika na plik z kodem c++, który można</text:p>
      <text:p text:style-name="P42">otworzyć w code blocks i przemienić w plik exe. Potem trzeba zautomatyzować ten proces.)</text:p>
      <text:p text:style-name="P43"/>
      <text:p text:style-name="P44"/>
      <text:p text:style-name="P45"/>
      <text:p text:style-name="P46"/>
      <text:p text:style-name="P47"/>
      <text:p text:style-name="P48"><text:bookmark-start text:name="docs-internal-guid-855d5b62-7fff-d206-a5"/><text:bookmark-end text:name="docs-internal-guid-855d5b62-7fff-d206-a5"/>Platformer:</text:p>
      <text:p text:style-name="P49">Edytor:</text:p>
      <text:p text:style-name="P50">-dodaj nową mapę</text:p>
      <text:p text:style-name="P51">-dodaj/usuń teksturę/animację do edytora</text:p>
      <text:p text:style-name="P52">-dodaj/usuń nowy obiekt (nazwa, obiekt stały/wizualny/przeciwnik, warstwa (0 to gracza, ujemne to za graczem, dodatnie to przed graczem), tekstura/animacja, skala, rotacja, typ poruszania się (współrzędne), interakcja (modyfikacja zmiennej, dymek z informacją))</text:p>
      <text:p text:style-name="P53">-edytuj obiekt</text:p>
      <text:p text:style-name="P54">-edytuj gracza/graczy</text:p>
      <text:p text:style-name="P55">-dodaj/usuń zmienną odpowiedzialną za statystyki (życie) i zbieranie przedmiotów</text:p>
      <text:p text:style-name="P56">-wybierz warunek zakończenia mapy (brak, dojście do punktu, osiągnięcie wartości zmiennej)</text:p>
      <text:p text:style-name="P57"/>
      <text:p text:style-name="P58">Gra:</text:p>
      <text:p text:style-name="P59">-wybór mapy</text:p>
      <text:p text:style-name="P60">-odblokowywanie map</text:p>
      <text:p text:style-name="P61"/>
      <text:p text:style-name="P62">Space shooter</text:p>
      <text:p text:style-name="P63">Edytor:</text:p>
      <text:p text:style-name="P64">-dodaj/edytuj mapę, które będą się kopiować</text:p>
      <text:p text:style-name="P65">-dodaj/edytuj statek (pojedyncze części, tekstury, typ ruchu)</text:p>
      <text:p text:style-name="P66">-edytuj scenariusz (lista spawnowanych/usuwanych statków/meteorów/obiektów)</text:p>
      <text:p text:style-name="P67">-dodaj/edytuj typ pocisku / ulepszenie</text:p>
      <text:p text:style-name="P68">-wybierz warunek zakończenia mapy (brak, dojście do współrzędnej na jednej osi, pokonanie bossa, osiągnięcie wartości zmiennej)</text:p>
      <text:p text:style-name="P69"/>
      <text:p text:style-name="P70">Tekstówka:</text:p>
      <text:p text:style-name="P71">Edytor:</text:p>
      <text:p text:style-name="P72">-jedna mapa abstrakcyjna</text:p>
      <text:p text:style-name="P73">-dodawanie lokacji jako bloczków</text:p>
      <text:p text:style-name="P74">-dodawanie npc do lokacji</text:p>
      <text:p text:style-name="P75">-edytowanie gracza i npc (dialogi, statystyki, lista z wyposażeniem, relacje)</text:p>
      <text:p text:style-name="P76">-dodawanie interakcji z otoczeniem (podnoszenie przedmiotów, aktywacja zdarzenia)<text:line-break/></text:p>
      <text:p text:style-name="Textbody"><text:span text:style-name="T77"><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Standard" style:display-name="Standard" style:family="paragraph">
      <style:text-properties fo:hyphenate="false"/>
    </style:style>
    <style:style style:name="Normalny" style:display-name="Normalny"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Mateusz Matkowski</meta:initial-creator>
    <dc:creator>Mateusz</dc:creator>
    <meta:creation-date>2021-06-14T23:12:00Z</meta:creation-date>
    <dc:date>2023-08-10T21:20:00Z</dc:date>
    <meta:template xlink:href="Normal.dotm" xlink:type="simple"/>
    <meta:editing-cycles>490</meta:editing-cycles>
    <meta:editing-duration>PT470700S</meta:editing-duration>
    <meta:document-statistic meta:page-count="5" meta:paragraph-count="22" meta:word-count="1671" meta:character-count="11176" meta:row-count="79" meta:non-whitespace-character-count="9527"/>
  </office:meta>
</office:document-meta>
</file>